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CactusTestCase.getServerCal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actusTestCase.runBareCli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bstractCactusTestCase.runBa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CactusTestCase.AbstractCactusTestC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actusTestCase.getClientCal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actusTestCase.init( Test theT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CactusTestCase.setClientCaller( ClientTestCaseCaller theCal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actusTestCase.AbstractCactusTestCase( String th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CactusTestCase.runBareServ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CactusTestCase.setServerCaller( ServerTestCaseCaller theCal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actusTestCase.AbstractCactusTestCase( String theName , Test theT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